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6)">
            <text:p>sn(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prev-R.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90(8<text:span text:style-name="T2">t</text:span><text:span text:style-name="T2">h</text:span>)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C.n,cp=D-A(I-V)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B2.n,ch.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9_18-34-42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2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theme=stroke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10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capo-2,block=A;A.v-1;A.v-2</text:p>
          </table:table-cell>
          <table:table-cell table:style-name="ce19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11T08:59:23.72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46cm" draw:caption-point-x="-1.353cm" draw:caption-point-y="2.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1T08:59:24.65">
            <text:p>2020/3/1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4cm" draw:caption-point-x="-1.353cm" draw:caption-point-y="2.4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11T08:59:24.97">
            <text:p>2020/3/11 8:59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3cm" draw:caption-point-x="-1.353cm" draw:caption-point-y="2.4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6)">
            <text:p>sn(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1T08:59:22.11">
            <text:p>2020/3/11 8:5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6)">
            <text:p>sn(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1T08:59:22.11">
            <text:p>2020/3/11 8:5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9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9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11T08:59:22.11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1T08:59:22.11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6)">
            <text:p>sn(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1T08:59:26.15">
            <text:p>2020/3/1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1cm" draw:caption-point-x="-1.353cm" draw:caption-point-y="2.2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1T08:59:22.11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6)">
            <text:p>sn(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1T08:59:26.52">
            <text:p>2020/3/1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1cm" draw:caption-point-x="-1.353cm" draw:caption-point-y="2.2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2020/03/11</text:date>, <text:time>08:59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1T08:59:21.55</dc:date>
    <dc:creator>iwabuchi ken</dc:creator>
    <meta:editing-duration>P7DT9H49M</meta:editing-duration>
    <meta:editing-cycles>723</meta:editing-cycles>
    <meta:generator>OpenOffice/4.1.3$Win32 OpenOffice.org_project/413m1$Build-9783</meta:generator>
    <meta:document-statistic meta:table-count="10" meta:cell-count="3927" meta:object-count="0"/>
    <meta:user-defined meta:name="sheets-banding"/>
    <meta:user-defined meta:name="sheets-original-selection"/>
  </office:meta>
</office:document-meta>
</file>